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5</text:p>
      <text:p text:style-name="P3"/>
      <text:p text:style-name="P4">Dátum stretnutia:<text:span text:style-name="T1"><text:tab/>11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2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účasného stavu riešenia</text:p>
          <text:list>
            <text:list-item>
              <text:p text:style-name="P21">chýba prepojenie na fakultné informačné systémy – potreba získať dump databáz YonBanu a AIS</text:p>
            </text:list-item>
          </text:list>
        </text:list-item>
        <text:list-item>
          <text:p text:style-name="P21">informovanie sa o harmonograme odovzdávania výstupov v letnom semestri</text:p>
          <text:list>
            <text:list-item>
              <text:p text:style-name="P21">prvé odovzdanie projektu 30. 04. 2008</text:p>
            </text:list-item>
          </text:list>
        </text:list-item>
        <text:list-item>
          <text:p text:style-name="P21">nastavovanie testovacieho servera</text:p>
        </text:list-item>
        <text:list-item>
          <text:p text:style-name="P21">inštalácia potrebného softvéru</text:p>
        </text:list-item>
        <text:list-item>
          <text:p text:style-name="P21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4.1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Ing. Steinmüllerovi ohľadom dumpu databázy Yonban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Lackovi ohľadom testovacieho servera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sprevádzkovať testovací server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10. 3. 08</text:p>
          </table:table-cell>
          <table:table-cell table:style-name="Tabuľka1.A2" office:value-type="string">
            <text:p text:style-name="P17">11. 3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5.1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20">Nastavenie testovacieho servera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2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Napísať mail p. Steinmüllerovi na upresnenie požadovanej štruktúry databázy zo systému YonBan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3</text:p>
          </table:table-cell>
          <table:table-cell table:style-name="Tabuľka2.A2" office:value-type="string">
            <text:p text:style-name="P17">JHE, PC</text:p>
          </table:table-cell>
          <table:table-cell table:style-name="Tabuľka2.A2" office:value-type="string">
            <text:p text:style-name="P14">Vytvorenie používateľskej dokumentácie k systému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13T10:43:23</dc:date>
    <meta:editing-cycles>23</meta:editing-cycles>
    <meta:editing-duration>PT4H51M2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293" meta:character-count="1732"/>
  </office:meta>
</office:document-meta>
</file>